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formula="of:=RAND()" office:value-type="float" office:value="0.856922294395626" calcext:value-type="float">
            <text:p>0,856922294395626</text:p>
          </table:table-cell>
          <table:table-cell table:formula="of:=RAND()" office:value-type="float" office:value="0.419819141375486" calcext:value-type="float">
            <text:p>0,419819141375486</text:p>
          </table:table-cell>
        </table:table-row>
        <table:table-row table:style-name="ro1">
          <table:table-cell/>
          <table:table-cell table:formula="of:=RAND()" office:value-type="float" office:value="0.335777373039371" calcext:value-type="float">
            <text:p>0,335777373039371</text:p>
          </table:table-cell>
          <table:table-cell office:value-type="float" office:value="0.408145681960746" calcext:value-type="float">
            <text:p>0,408145681960746</text:p>
          </table:table-cell>
        </table:table-row>
        <table:table-row table:style-name="ro1">
          <table:table-cell/>
          <table:table-cell office:value-type="float" office:value="0.443762562959982" calcext:value-type="float">
            <text:p>0,443762562959982</text:p>
          </table:table-cell>
          <table:table-cell office:value-type="float" office:value="0.958865529952545" calcext:value-type="float">
            <text:p>0,958865529952545</text:p>
          </table:table-cell>
        </table:table-row>
        <table:table-row table:style-name="ro1">
          <table:table-cell/>
          <table:table-cell office:value-type="float" office:value="0.609389320080867" calcext:value-type="float">
            <text:p>0,609389320080867</text:p>
          </table:table-cell>
          <table:table-cell office:value-type="float" office:value="0.61701690589745" calcext:value-type="float">
            <text:p>0,61701690589745</text:p>
          </table:table-cell>
        </table:table-row>
        <table:table-row table:style-name="ro1">
          <table:table-cell/>
          <table:table-cell office:value-type="float" office:value="0.0244174992554245" calcext:value-type="float">
            <text:p>0,024417499255425</text:p>
          </table:table-cell>
          <table:table-cell office:value-type="float" office:value="0.945790170641116" calcext:value-type="float">
            <text:p>0,945790170641116</text:p>
          </table:table-cell>
        </table:table-row>
        <table:table-row table:style-name="ro1">
          <table:table-cell/>
          <table:table-cell office:value-type="float" office:value="0.759376519297995" calcext:value-type="float">
            <text:p>0,759376519297995</text:p>
          </table:table-cell>
          <table:table-cell office:value-type="float" office:value="0.938470756290598" calcext:value-type="float">
            <text:p>0,938470756290598</text:p>
          </table:table-cell>
        </table:table-row>
        <table:table-row table:style-name="ro1">
          <table:table-cell/>
          <table:table-cell office:value-type="float" office:value="0.394619154680776" calcext:value-type="float">
            <text:p>0,394619154680776</text:p>
          </table:table-cell>
          <table:table-cell office:value-type="float" office:value="0.891216426275162" calcext:value-type="float">
            <text:p>0,891216426275162</text:p>
          </table:table-cell>
        </table:table-row>
        <table:table-row table:style-name="ro1">
          <table:table-cell/>
          <table:table-cell office:value-type="float" office:value="0.396434780298014" calcext:value-type="float">
            <text:p>0,396434780298014</text:p>
          </table:table-cell>
          <table:table-cell office:value-type="float" office:value="0.318228509060841" calcext:value-type="float">
            <text:p>0,318228509060841</text:p>
          </table:table-cell>
        </table:table-row>
        <table:table-row table:style-name="ro1">
          <table:table-cell/>
          <table:table-cell office:value-type="float" office:value="0.00708512526164185" calcext:value-type="float">
            <text:p>0,007085125261642</text:p>
          </table:table-cell>
          <table:table-cell office:value-type="float" office:value="0.971886181092051" calcext:value-type="float">
            <text:p>0,971886181092051</text:p>
          </table:table-cell>
        </table:table-row>
        <table:table-row table:style-name="ro1">
          <table:table-cell/>
          <table:table-cell office:value-type="float" office:value="0.955303469797851" calcext:value-type="float">
            <text:p>0,955303469797851</text:p>
          </table:table-cell>
          <table:table-cell office:value-type="float" office:value="0.415250567487451" calcext:value-type="float">
            <text:p>0,415250567487451</text:p>
          </table:table-cell>
        </table:table-row>
        <table:table-row table:style-name="ro1">
          <table:table-cell/>
          <table:table-cell office:value-type="float" office:value="0.693077201357542" calcext:value-type="float">
            <text:p>0,693077201357542</text:p>
          </table:table-cell>
          <table:table-cell office:value-type="float" office:value="0.941686347955492" calcext:value-type="float">
            <text:p>0,941686347955492</text:p>
          </table:table-cell>
        </table:table-row>
        <table:table-row table:style-name="ro1">
          <table:table-cell/>
          <table:table-cell office:value-type="float" office:value="0.0386047443158823" calcext:value-type="float">
            <text:p>0,038604744315882</text:p>
          </table:table-cell>
          <table:table-cell office:value-type="float" office:value="0.743483007213635" calcext:value-type="float">
            <text:p>0,743483007213635</text:p>
          </table:table-cell>
        </table:table-row>
        <table:table-row table:style-name="ro1">
          <table:table-cell/>
          <table:table-cell office:value-type="float" office:value="0.179982123656387" calcext:value-type="float">
            <text:p>0,179982123656387</text:p>
          </table:table-cell>
          <table:table-cell office:value-type="float" office:value="0.288447690957549" calcext:value-type="float">
            <text:p>0,288447690957549</text:p>
          </table:table-cell>
        </table:table-row>
        <table:table-row table:style-name="ro1">
          <table:table-cell/>
          <table:table-cell office:value-type="float" office:value="0.180193227214846" calcext:value-type="float">
            <text:p>0,180193227214846</text:p>
          </table:table-cell>
          <table:table-cell office:value-type="float" office:value="0.924111535461549" calcext:value-type="float">
            <text:p>0,924111535461549</text:p>
          </table:table-cell>
        </table:table-row>
        <table:table-row table:style-name="ro1">
          <table:table-cell/>
          <table:table-cell office:value-type="float" office:value="0.41788180730928" calcext:value-type="float">
            <text:p>0,41788180730928</text:p>
          </table:table-cell>
          <table:table-cell office:value-type="float" office:value="0.692552277912455" calcext:value-type="float">
            <text:p>0,692552277912455</text:p>
          </table:table-cell>
        </table:table-row>
        <table:table-row table:style-name="ro1">
          <table:table-cell/>
          <table:table-cell office:value-type="float" office:value="0.72182999622408" calcext:value-type="float">
            <text:p>0,72182999622408</text:p>
          </table:table-cell>
          <table:table-cell office:value-type="float" office:value="0.681606651802139" calcext:value-type="float">
            <text:p>0,681606651802139</text:p>
          </table:table-cell>
        </table:table-row>
        <table:table-row table:style-name="ro1">
          <table:table-cell/>
          <table:table-cell office:value-type="float" office:value="0.650314805583491" calcext:value-type="float">
            <text:p>0,650314805583491</text:p>
          </table:table-cell>
          <table:table-cell office:value-type="float" office:value="0.0141300681459886" calcext:value-type="float">
            <text:p>0,014130068145989</text:p>
          </table:table-cell>
        </table:table-row>
        <table:table-row table:style-name="ro1">
          <table:table-cell/>
          <table:table-cell office:value-type="float" office:value="0.559236926793254" calcext:value-type="float">
            <text:p>0,559236926793254</text:p>
          </table:table-cell>
          <table:table-cell office:value-type="float" office:value="0.563193601521531" calcext:value-type="float">
            <text:p>0,563193601521531</text:p>
          </table:table-cell>
        </table:table-row>
        <table:table-row table:style-name="ro1">
          <table:table-cell/>
          <table:table-cell office:value-type="float" office:value="0.70605058385921" calcext:value-type="float">
            <text:p>0,70605058385921</text:p>
          </table:table-cell>
          <table:table-cell office:value-type="float" office:value="0.149844808422172" calcext:value-type="float">
            <text:p>0,149844808422172</text:p>
          </table:table-cell>
        </table:table-row>
        <table:table-row table:style-name="ro1">
          <table:table-cell/>
          <table:table-cell office:value-type="float" office:value="0.855498884716556" calcext:value-type="float">
            <text:p>0,855498884716556</text:p>
          </table:table-cell>
          <table:table-cell office:value-type="float" office:value="0.59272375466822" calcext:value-type="float">
            <text:p>0,59272375466822</text:p>
          </table:table-cell>
        </table:table-row>
        <table:table-row table:style-name="ro1">
          <table:table-cell/>
          <table:table-cell office:value-type="float" office:value="0.704451940748063" calcext:value-type="float">
            <text:p>0,704451940748063</text:p>
          </table:table-cell>
          <table:table-cell office:value-type="float" office:value="0.51601324590033" calcext:value-type="float">
            <text:p>0,51601324590033</text:p>
          </table:table-cell>
        </table:table-row>
        <table:table-row table:style-name="ro1">
          <table:table-cell/>
          <table:table-cell office:value-type="float" office:value="0.797975086641501" calcext:value-type="float">
            <text:p>0,797975086641501</text:p>
          </table:table-cell>
          <table:table-cell office:value-type="float" office:value="0.1064975296637" calcext:value-type="float">
            <text:p>0,1064975296637</text:p>
          </table:table-cell>
        </table:table-row>
        <table:table-row table:style-name="ro1">
          <table:table-cell/>
          <table:table-cell office:value-type="float" office:value="0.165602525643968" calcext:value-type="float">
            <text:p>0,165602525643968</text:p>
          </table:table-cell>
          <table:table-cell office:value-type="float" office:value="0.981368300039074" calcext:value-type="float">
            <text:p>0,981368300039074</text:p>
          </table:table-cell>
        </table:table-row>
        <table:table-row table:style-name="ro1">
          <table:table-cell/>
          <table:table-cell office:value-type="float" office:value="0.7392612984584" calcext:value-type="float">
            <text:p>0,7392612984584</text:p>
          </table:table-cell>
          <table:table-cell office:value-type="float" office:value="0.551959391709981" calcext:value-type="float">
            <text:p>0,551959391709981</text:p>
          </table:table-cell>
        </table:table-row>
        <table:table-row table:style-name="ro1">
          <table:table-cell/>
          <table:table-cell office:value-type="float" office:value="0.925063206973201" calcext:value-type="float">
            <text:p>0,925063206973201</text:p>
          </table:table-cell>
          <table:table-cell office:value-type="float" office:value="0.445851400570857" calcext:value-type="float">
            <text:p>0,445851400570857</text:p>
          </table:table-cell>
        </table:table-row>
        <table:table-row table:style-name="ro1">
          <table:table-cell/>
          <table:table-cell office:value-type="float" office:value="0.0631920024646361" calcext:value-type="float">
            <text:p>0,063192002464636</text:p>
          </table:table-cell>
          <table:table-cell office:value-type="float" office:value="0.563535879060243" calcext:value-type="float">
            <text:p>0,563535879060243</text:p>
          </table:table-cell>
        </table:table-row>
        <table:table-row table:style-name="ro1">
          <table:table-cell/>
          <table:table-cell office:value-type="float" office:value="0.487564817423155" calcext:value-type="float">
            <text:p>0,487564817423155</text:p>
          </table:table-cell>
          <table:table-cell office:value-type="float" office:value="0.418775079262944" calcext:value-type="float">
            <text:p>0,418775079262944</text:p>
          </table:table-cell>
        </table:table-row>
        <table:table-row table:style-name="ro1">
          <table:table-cell/>
          <table:table-cell office:value-type="float" office:value="0.432452390895952" calcext:value-type="float">
            <text:p>0,432452390895952</text:p>
          </table:table-cell>
          <table:table-cell office:value-type="float" office:value="0.618797157627117" calcext:value-type="float">
            <text:p>0,618797157627117</text:p>
          </table:table-cell>
        </table:table-row>
        <table:table-row table:style-name="ro1">
          <table:table-cell/>
          <table:table-cell office:value-type="float" office:value="0.711860286658953" calcext:value-type="float">
            <text:p>0,711860286658953</text:p>
          </table:table-cell>
          <table:table-cell office:value-type="float" office:value="0.721955004106998" calcext:value-type="float">
            <text:p>0,721955004106998</text:p>
          </table:table-cell>
        </table:table-row>
        <table:table-row table:style-name="ro1">
          <table:table-cell/>
          <table:table-cell office:value-type="float" office:value="0.107693364104304" calcext:value-type="float">
            <text:p>0,107693364104304</text:p>
          </table:table-cell>
          <table:table-cell office:value-type="float" office:value="0.656981237962861" calcext:value-type="float">
            <text:p>0,656981237962861</text:p>
          </table:table-cell>
        </table:table-row>
        <table:table-row table:style-name="ro1">
          <table:table-cell/>
          <table:table-cell office:value-type="float" office:value="0.971394875443973" calcext:value-type="float">
            <text:p>0,971394875443973</text:p>
          </table:table-cell>
          <table:table-cell office:value-type="float" office:value="0.258499948738293" calcext:value-type="float">
            <text:p>0,258499948738293</text:p>
          </table:table-cell>
        </table:table-row>
        <table:table-row table:style-name="ro1">
          <table:table-cell/>
          <table:table-cell office:value-type="float" office:value="0.0930790791337825" calcext:value-type="float">
            <text:p>0,093079079133783</text:p>
          </table:table-cell>
          <table:table-cell office:value-type="float" office:value="0.961740404599411" calcext:value-type="float">
            <text:p>0,961740404599411</text:p>
          </table:table-cell>
        </table:table-row>
        <table:table-row table:style-name="ro1">
          <table:table-cell/>
          <table:table-cell office:value-type="float" office:value="0.403999764125202" calcext:value-type="float">
            <text:p>0,403999764125202</text:p>
          </table:table-cell>
          <table:table-cell office:value-type="float" office:value="0.710464579023718" calcext:value-type="float">
            <text:p>0,710464579023718</text:p>
          </table:table-cell>
        </table:table-row>
        <table:table-row table:style-name="ro1">
          <table:table-cell/>
          <table:table-cell office:value-type="float" office:value="0.649842826571917" calcext:value-type="float">
            <text:p>0,649842826571917</text:p>
          </table:table-cell>
          <table:table-cell office:value-type="float" office:value="0.247626018411826" calcext:value-type="float">
            <text:p>0,247626018411826</text:p>
          </table:table-cell>
        </table:table-row>
        <table:table-row table:style-name="ro1">
          <table:table-cell/>
          <table:table-cell office:value-type="float" office:value="0.881329980106861" calcext:value-type="float">
            <text:p>0,881329980106861</text:p>
          </table:table-cell>
          <table:table-cell office:value-type="float" office:value="0.139000572147211" calcext:value-type="float">
            <text:p>0,139000572147211</text:p>
          </table:table-cell>
        </table:table-row>
        <table:table-row table:style-name="ro1">
          <table:table-cell/>
          <table:table-cell office:value-type="float" office:value="0.890333983596223" calcext:value-type="float">
            <text:p>0,890333983596223</text:p>
          </table:table-cell>
          <table:table-cell office:value-type="float" office:value="0.938115726940706" calcext:value-type="float">
            <text:p>0,938115726940706</text:p>
          </table:table-cell>
        </table:table-row>
        <table:table-row table:style-name="ro1">
          <table:table-cell/>
          <table:table-cell office:value-type="float" office:value="0.065125076379334" calcext:value-type="float">
            <text:p>0,065125076379334</text:p>
          </table:table-cell>
          <table:table-cell office:value-type="float" office:value="0.698895916047153" calcext:value-type="float">
            <text:p>0,698895916047153</text:p>
          </table:table-cell>
        </table:table-row>
        <table:table-row table:style-name="ro1">
          <table:table-cell/>
          <table:table-cell office:value-type="float" office:value="0.477009047948618" calcext:value-type="float">
            <text:p>0,477009047948618</text:p>
          </table:table-cell>
          <table:table-cell office:value-type="float" office:value="0.0168016500894179" calcext:value-type="float">
            <text:p>0,016801650089418</text:p>
          </table:table-cell>
        </table:table-row>
        <table:table-row table:style-name="ro1">
          <table:table-cell/>
          <table:table-cell office:value-type="float" office:value="0.662847560414078" calcext:value-type="float">
            <text:p>0,662847560414078</text:p>
          </table:table-cell>
          <table:table-cell office:value-type="float" office:value="0.444007206191681" calcext:value-type="float">
            <text:p>0,444007206191681</text:p>
          </table:table-cell>
        </table:table-row>
        <table:table-row table:style-name="ro1">
          <table:table-cell/>
          <table:table-cell office:value-type="float" office:value="0.442259674138966" calcext:value-type="float">
            <text:p>0,442259674138966</text:p>
          </table:table-cell>
          <table:table-cell office:value-type="float" office:value="0.300086755650214" calcext:value-type="float">
            <text:p>0,300086755650214</text:p>
          </table:table-cell>
        </table:table-row>
        <table:table-row table:style-name="ro1">
          <table:table-cell/>
          <table:table-cell office:value-type="float" office:value="0.125826097262951" calcext:value-type="float">
            <text:p>0,125826097262951</text:p>
          </table:table-cell>
          <table:table-cell office:value-type="float" office:value="0.994110176550535" calcext:value-type="float">
            <text:p>0,994110176550535</text:p>
          </table:table-cell>
        </table:table-row>
        <table:table-row table:style-name="ro1">
          <table:table-cell/>
          <table:table-cell office:value-type="float" office:value="0.812643089184529" calcext:value-type="float">
            <text:p>0,812643089184529</text:p>
          </table:table-cell>
          <table:table-cell office:value-type="float" office:value="0.821748617481337" calcext:value-type="float">
            <text:p>0,821748617481337</text:p>
          </table:table-cell>
        </table:table-row>
        <table:table-row table:style-name="ro1">
          <table:table-cell/>
          <table:table-cell office:value-type="float" office:value="0.617680410927126" calcext:value-type="float">
            <text:p>0,617680410927126</text:p>
          </table:table-cell>
          <table:table-cell office:value-type="float" office:value="0.55521245162883" calcext:value-type="float">
            <text:p>0,55521245162883</text:p>
          </table:table-cell>
        </table:table-row>
        <table:table-row table:style-name="ro1">
          <table:table-cell/>
          <table:table-cell office:value-type="float" office:value="0.293496734086709" calcext:value-type="float">
            <text:p>0,293496734086709</text:p>
          </table:table-cell>
          <table:table-cell office:value-type="float" office:value="0.266114089023399" calcext:value-type="float">
            <text:p>0,266114089023399</text:p>
          </table:table-cell>
        </table:table-row>
        <table:table-row table:style-name="ro1">
          <table:table-cell/>
          <table:table-cell office:value-type="float" office:value="0.880610654669208" calcext:value-type="float">
            <text:p>0,880610654669208</text:p>
          </table:table-cell>
          <table:table-cell office:value-type="float" office:value="0.191792768637994" calcext:value-type="float">
            <text:p>0,191792768637994</text:p>
          </table:table-cell>
        </table:table-row>
        <table:table-row table:style-name="ro1">
          <table:table-cell/>
          <table:table-cell office:value-type="float" office:value="0.591415608059725" calcext:value-type="float">
            <text:p>0,591415608059725</text:p>
          </table:table-cell>
          <table:table-cell office:value-type="float" office:value="0.480831097635761" calcext:value-type="float">
            <text:p>0,480831097635761</text:p>
          </table:table-cell>
        </table:table-row>
        <table:table-row table:style-name="ro1">
          <table:table-cell/>
          <table:table-cell office:value-type="float" office:value="0.550505367996875" calcext:value-type="float">
            <text:p>0,550505367996875</text:p>
          </table:table-cell>
          <table:table-cell office:value-type="float" office:value="0.368426083410992" calcext:value-type="float">
            <text:p>0,368426083410992</text:p>
          </table:table-cell>
        </table:table-row>
        <table:table-row table:style-name="ro1">
          <table:table-cell/>
          <table:table-cell office:value-type="float" office:value="0.311089549881008" calcext:value-type="float">
            <text:p>0,311089549881008</text:p>
          </table:table-cell>
          <table:table-cell office:value-type="float" office:value="0.0826712186403678" calcext:value-type="float">
            <text:p>0,082671218640368</text:p>
          </table:table-cell>
        </table:table-row>
        <table:table-row table:style-name="ro1">
          <table:table-cell/>
          <table:table-cell office:value-type="float" office:value="0.730572774525053" calcext:value-type="float">
            <text:p>0,730572774525053</text:p>
          </table:table-cell>
          <table:table-cell office:value-type="float" office:value="0.0553852244734296" calcext:value-type="float">
            <text:p>0,05538522447343</text:p>
          </table:table-cell>
        </table:table-row>
        <table:table-row table:style-name="ro1">
          <table:table-cell/>
          <table:table-cell office:value-type="float" office:value="0.598180131755995" calcext:value-type="float">
            <text:p>0,598180131755995</text:p>
          </table:table-cell>
          <table:table-cell office:value-type="float" office:value="0.695814746361615" calcext:value-type="float">
            <text:p>0,695814746361615</text:p>
          </table:table-cell>
        </table:table-row>
        <table:table-row table:style-name="ro1">
          <table:table-cell/>
          <table:table-cell office:value-type="float" office:value="0.53829294102877" calcext:value-type="float">
            <text:p>0,53829294102877</text:p>
          </table:table-cell>
          <table:table-cell office:value-type="float" office:value="0.490956357443037" calcext:value-type="float">
            <text:p>0,490956357443037</text:p>
          </table:table-cell>
        </table:table-row>
        <table:table-row table:style-name="ro1">
          <table:table-cell/>
          <table:table-cell office:value-type="float" office:value="0.331892295287219" calcext:value-type="float">
            <text:p>0,331892295287219</text:p>
          </table:table-cell>
          <table:table-cell office:value-type="float" office:value="0.309595793599413" calcext:value-type="float">
            <text:p>0,309595793599413</text:p>
          </table:table-cell>
        </table:table-row>
        <table:table-row table:style-name="ro1">
          <table:table-cell/>
          <table:table-cell office:value-type="float" office:value="0.191887363863853" calcext:value-type="float">
            <text:p>0,191887363863853</text:p>
          </table:table-cell>
          <table:table-cell office:value-type="float" office:value="0.307527479802567" calcext:value-type="float">
            <text:p>0,307527479802567</text:p>
          </table:table-cell>
        </table:table-row>
        <table:table-row table:style-name="ro1">
          <table:table-cell/>
          <table:table-cell office:value-type="float" office:value="0.576630505384161" calcext:value-type="float">
            <text:p>0,576630505384161</text:p>
          </table:table-cell>
          <table:table-cell office:value-type="float" office:value="0.418988391138517" calcext:value-type="float">
            <text:p>0,418988391138517</text:p>
          </table:table-cell>
        </table:table-row>
        <table:table-row table:style-name="ro1">
          <table:table-cell/>
          <table:table-cell office:value-type="float" office:value="0.0501952035746287" calcext:value-type="float">
            <text:p>0,050195203574629</text:p>
          </table:table-cell>
          <table:table-cell office:value-type="float" office:value="0.367612716468624" calcext:value-type="float">
            <text:p>0,367612716468624</text:p>
          </table:table-cell>
        </table:table-row>
        <table:table-row table:style-name="ro1">
          <table:table-cell/>
          <table:table-cell office:value-type="float" office:value="0.804547327623792" calcext:value-type="float">
            <text:p>0,804547327623792</text:p>
          </table:table-cell>
          <table:table-cell office:value-type="float" office:value="0.00844489659251057" calcext:value-type="float">
            <text:p>0,008444896592511</text:p>
          </table:table-cell>
        </table:table-row>
        <table:table-row table:style-name="ro1">
          <table:table-cell/>
          <table:table-cell office:value-type="float" office:value="0.528060762732809" calcext:value-type="float">
            <text:p>0,528060762732809</text:p>
          </table:table-cell>
          <table:table-cell office:value-type="float" office:value="0.362137241713644" calcext:value-type="float">
            <text:p>0,362137241713644</text:p>
          </table:table-cell>
        </table:table-row>
        <table:table-row table:style-name="ro1">
          <table:table-cell/>
          <table:table-cell office:value-type="float" office:value="0.789608661045439" calcext:value-type="float">
            <text:p>0,789608661045439</text:p>
          </table:table-cell>
          <table:table-cell office:value-type="float" office:value="0.0647246371118354" calcext:value-type="float">
            <text:p>0,064724637111836</text:p>
          </table:table-cell>
        </table:table-row>
        <table:table-row table:style-name="ro1">
          <table:table-cell/>
          <table:table-cell office:value-type="float" office:value="0.931063569829602" calcext:value-type="float">
            <text:p>0,931063569829602</text:p>
          </table:table-cell>
          <table:table-cell office:value-type="float" office:value="0.00646030303040256" calcext:value-type="float">
            <text:p>0,006460303030403</text:p>
          </table:table-cell>
        </table:table-row>
        <table:table-row table:style-name="ro1">
          <table:table-cell/>
          <table:table-cell office:value-type="float" office:value="0.559714036603878" calcext:value-type="float">
            <text:p>0,559714036603878</text:p>
          </table:table-cell>
          <table:table-cell office:value-type="float" office:value="0.678611588542396" calcext:value-type="float">
            <text:p>0,678611588542396</text:p>
          </table:table-cell>
        </table:table-row>
        <table:table-row table:style-name="ro1">
          <table:table-cell/>
          <table:table-cell office:value-type="float" office:value="0.343029056304293" calcext:value-type="float">
            <text:p>0,343029056304293</text:p>
          </table:table-cell>
          <table:table-cell office:value-type="float" office:value="0.760283651151053" calcext:value-type="float">
            <text:p>0,760283651151053</text:p>
          </table:table-cell>
        </table:table-row>
        <table:table-row table:style-name="ro1">
          <table:table-cell/>
          <table:table-cell office:value-type="float" office:value="0.377933806952202" calcext:value-type="float">
            <text:p>0,377933806952202</text:p>
          </table:table-cell>
          <table:table-cell office:value-type="float" office:value="0.361788417959305" calcext:value-type="float">
            <text:p>0,361788417959305</text:p>
          </table:table-cell>
        </table:table-row>
        <table:table-row table:style-name="ro1">
          <table:table-cell/>
          <table:table-cell office:value-type="float" office:value="0.0781862852932233" calcext:value-type="float">
            <text:p>0,078186285293223</text:p>
          </table:table-cell>
          <table:table-cell office:value-type="float" office:value="0.984724998988384" calcext:value-type="float">
            <text:p>0,984724998988384</text:p>
          </table:table-cell>
        </table:table-row>
        <table:table-row table:style-name="ro1">
          <table:table-cell/>
          <table:table-cell office:value-type="float" office:value="0.678137314671807" calcext:value-type="float">
            <text:p>0,678137314671807</text:p>
          </table:table-cell>
          <table:table-cell office:value-type="float" office:value="0.236832801182331" calcext:value-type="float">
            <text:p>0,236832801182331</text:p>
          </table:table-cell>
        </table:table-row>
        <table:table-row table:style-name="ro1">
          <table:table-cell/>
          <table:table-cell office:value-type="float" office:value="0.948363177832214" calcext:value-type="float">
            <text:p>0,948363177832214</text:p>
          </table:table-cell>
          <table:table-cell office:value-type="float" office:value="0.107611727814713" calcext:value-type="float">
            <text:p>0,107611727814713</text:p>
          </table:table-cell>
        </table:table-row>
        <table:table-row table:style-name="ro1">
          <table:table-cell/>
          <table:table-cell office:value-type="float" office:value="0.671781021444034" calcext:value-type="float">
            <text:p>0,671781021444034</text:p>
          </table:table-cell>
          <table:table-cell office:value-type="float" office:value="0.887804557569153" calcext:value-type="float">
            <text:p>0,887804557569153</text:p>
          </table:table-cell>
        </table:table-row>
        <table:table-row table:style-name="ro1">
          <table:table-cell/>
          <table:table-cell office:value-type="float" office:value="0.115119759388197" calcext:value-type="float">
            <text:p>0,115119759388197</text:p>
          </table:table-cell>
          <table:table-cell office:value-type="float" office:value="0.535415858067484" calcext:value-type="float">
            <text:p>0,535415858067484</text:p>
          </table:table-cell>
        </table:table-row>
        <table:table-row table:style-name="ro1">
          <table:table-cell/>
          <table:table-cell office:value-type="float" office:value="0.995076451094398" calcext:value-type="float">
            <text:p>0,995076451094398</text:p>
          </table:table-cell>
          <table:table-cell office:value-type="float" office:value="0.576737362518749" calcext:value-type="float">
            <text:p>0,576737362518749</text:p>
          </table:table-cell>
        </table:table-row>
        <table:table-row table:style-name="ro1">
          <table:table-cell/>
          <table:table-cell office:value-type="float" office:value="0.306103559960782" calcext:value-type="float">
            <text:p>0,306103559960782</text:p>
          </table:table-cell>
          <table:table-cell office:value-type="float" office:value="0.905222713505542" calcext:value-type="float">
            <text:p>0,905222713505542</text:p>
          </table:table-cell>
        </table:table-row>
        <table:table-row table:style-name="ro1">
          <table:table-cell/>
          <table:table-cell office:value-type="float" office:value="0.356279407728124" calcext:value-type="float">
            <text:p>0,356279407728124</text:p>
          </table:table-cell>
          <table:table-cell office:value-type="float" office:value="0.607161765945935" calcext:value-type="float">
            <text:p>0,607161765945935</text:p>
          </table:table-cell>
        </table:table-row>
        <table:table-row table:style-name="ro1">
          <table:table-cell/>
          <table:table-cell office:value-type="float" office:value="0.681995124978659" calcext:value-type="float">
            <text:p>0,681995124978659</text:p>
          </table:table-cell>
          <table:table-cell office:value-type="float" office:value="0.478254978260627" calcext:value-type="float">
            <text:p>0,478254978260627</text:p>
          </table:table-cell>
        </table:table-row>
        <table:table-row table:style-name="ro1">
          <table:table-cell/>
          <table:table-cell office:value-type="float" office:value="0.189947581405695" calcext:value-type="float">
            <text:p>0,189947581405695</text:p>
          </table:table-cell>
          <table:table-cell office:value-type="float" office:value="0.255809815344002" calcext:value-type="float">
            <text:p>0,255809815344002</text:p>
          </table:table-cell>
        </table:table-row>
        <table:table-row table:style-name="ro1">
          <table:table-cell/>
          <table:table-cell office:value-type="float" office:value="0.837977974661107" calcext:value-type="float">
            <text:p>0,837977974661107</text:p>
          </table:table-cell>
          <table:table-cell office:value-type="float" office:value="0.500025830851937" calcext:value-type="float">
            <text:p>0,500025830851937</text:p>
          </table:table-cell>
        </table:table-row>
        <table:table-row table:style-name="ro1">
          <table:table-cell/>
          <table:table-cell office:value-type="float" office:value="0.783410130257029" calcext:value-type="float">
            <text:p>0,783410130257029</text:p>
          </table:table-cell>
          <table:table-cell office:value-type="float" office:value="0.253570636265648" calcext:value-type="float">
            <text:p>0,253570636265648</text:p>
          </table:table-cell>
        </table:table-row>
        <table:table-row table:style-name="ro1">
          <table:table-cell/>
          <table:table-cell office:value-type="float" office:value="0.323043663674993" calcext:value-type="float">
            <text:p>0,323043663674993</text:p>
          </table:table-cell>
          <table:table-cell office:value-type="float" office:value="0.801214488048885" calcext:value-type="float">
            <text:p>0,801214488048885</text:p>
          </table:table-cell>
        </table:table-row>
        <table:table-row table:style-name="ro1">
          <table:table-cell/>
          <table:table-cell office:value-type="float" office:value="0.796043478803704" calcext:value-type="float">
            <text:p>0,796043478803704</text:p>
          </table:table-cell>
          <table:table-cell office:value-type="float" office:value="0.968683829776019" calcext:value-type="float">
            <text:p>0,968683829776019</text:p>
          </table:table-cell>
        </table:table-row>
        <table:table-row table:style-name="ro1">
          <table:table-cell/>
          <table:table-cell office:value-type="float" office:value="0.387083345734362" calcext:value-type="float">
            <text:p>0,387083345734362</text:p>
          </table:table-cell>
          <table:table-cell office:value-type="float" office:value="0.208548031204919" calcext:value-type="float">
            <text:p>0,208548031204919</text:p>
          </table:table-cell>
        </table:table-row>
        <table:table-row table:style-name="ro1">
          <table:table-cell/>
          <table:table-cell office:value-type="float" office:value="0.949633156161566" calcext:value-type="float">
            <text:p>0,949633156161566</text:p>
          </table:table-cell>
          <table:table-cell office:value-type="float" office:value="0.181984652029239" calcext:value-type="float">
            <text:p>0,181984652029239</text:p>
          </table:table-cell>
        </table:table-row>
        <table:table-row table:style-name="ro1">
          <table:table-cell/>
          <table:table-cell office:value-type="float" office:value="0.345111412822546" calcext:value-type="float">
            <text:p>0,345111412822546</text:p>
          </table:table-cell>
          <table:table-cell office:value-type="float" office:value="0.75836880435887" calcext:value-type="float">
            <text:p>0,75836880435887</text:p>
          </table:table-cell>
        </table:table-row>
        <table:table-row table:style-name="ro1">
          <table:table-cell/>
          <table:table-cell office:value-type="float" office:value="0.441566951501238" calcext:value-type="float">
            <text:p>0,441566951501238</text:p>
          </table:table-cell>
          <table:table-cell office:value-type="float" office:value="0.0573658841917082" calcext:value-type="float">
            <text:p>0,057365884191708</text:p>
          </table:table-cell>
        </table:table-row>
        <table:table-row table:style-name="ro1">
          <table:table-cell/>
          <table:table-cell office:value-type="float" office:value="0.744321705524749" calcext:value-type="float">
            <text:p>0,744321705524749</text:p>
          </table:table-cell>
          <table:table-cell office:value-type="float" office:value="0.973098668822508" calcext:value-type="float">
            <text:p>0,973098668822508</text:p>
          </table:table-cell>
        </table:table-row>
        <table:table-row table:style-name="ro1">
          <table:table-cell/>
          <table:table-cell office:value-type="float" office:value="0.294269124427911" calcext:value-type="float">
            <text:p>0,294269124427911</text:p>
          </table:table-cell>
          <table:table-cell office:value-type="float" office:value="0.2655779303716" calcext:value-type="float">
            <text:p>0,2655779303716</text:p>
          </table:table-cell>
        </table:table-row>
        <table:table-row table:style-name="ro1">
          <table:table-cell/>
          <table:table-cell office:value-type="float" office:value="0.206620856768899" calcext:value-type="float">
            <text:p>0,206620856768899</text:p>
          </table:table-cell>
          <table:table-cell office:value-type="float" office:value="0.455661664034648" calcext:value-type="float">
            <text:p>0,455661664034648</text:p>
          </table:table-cell>
        </table:table-row>
        <table:table-row table:style-name="ro1">
          <table:table-cell/>
          <table:table-cell office:value-type="float" office:value="0.145537050579853" calcext:value-type="float">
            <text:p>0,145537050579853</text:p>
          </table:table-cell>
          <table:table-cell office:value-type="float" office:value="0.73440899488431" calcext:value-type="float">
            <text:p>0,73440899488431</text:p>
          </table:table-cell>
        </table:table-row>
        <table:table-row table:style-name="ro1">
          <table:table-cell/>
          <table:table-cell office:value-type="float" office:value="0.712460304888161" calcext:value-type="float">
            <text:p>0,712460304888161</text:p>
          </table:table-cell>
          <table:table-cell office:value-type="float" office:value="0.699816791810866" calcext:value-type="float">
            <text:p>0,699816791810866</text:p>
          </table:table-cell>
        </table:table-row>
        <table:table-row table:style-name="ro1">
          <table:table-cell/>
          <table:table-cell office:value-type="float" office:value="0.696915217121559" calcext:value-type="float">
            <text:p>0,696915217121559</text:p>
          </table:table-cell>
          <table:table-cell office:value-type="float" office:value="0.90041217391592" calcext:value-type="float">
            <text:p>0,90041217391592</text:p>
          </table:table-cell>
        </table:table-row>
        <table:table-row table:style-name="ro1">
          <table:table-cell/>
          <table:table-cell office:value-type="float" office:value="0.597619416026258" calcext:value-type="float">
            <text:p>0,597619416026258</text:p>
          </table:table-cell>
          <table:table-cell office:value-type="float" office:value="0.285606344618377" calcext:value-type="float">
            <text:p>0,285606344618377</text:p>
          </table:table-cell>
        </table:table-row>
        <table:table-row table:style-name="ro1">
          <table:table-cell/>
          <table:table-cell office:value-type="float" office:value="0.593686630400664" calcext:value-type="float">
            <text:p>0,593686630400664</text:p>
          </table:table-cell>
          <table:table-cell office:value-type="float" office:value="0.412873775901233" calcext:value-type="float">
            <text:p>0,412873775901233</text:p>
          </table:table-cell>
        </table:table-row>
        <table:table-row table:style-name="ro1">
          <table:table-cell/>
          <table:table-cell office:value-type="float" office:value="0.427260796841676" calcext:value-type="float">
            <text:p>0,427260796841676</text:p>
          </table:table-cell>
          <table:table-cell office:value-type="float" office:value="0.262997689222856" calcext:value-type="float">
            <text:p>0,262997689222856</text:p>
          </table:table-cell>
        </table:table-row>
        <table:table-row table:style-name="ro1">
          <table:table-cell/>
          <table:table-cell office:value-type="float" office:value="0.457348897972791" calcext:value-type="float">
            <text:p>0,457348897972791</text:p>
          </table:table-cell>
          <table:table-cell office:value-type="float" office:value="0.552621437794528" calcext:value-type="float">
            <text:p>0,552621437794528</text:p>
          </table:table-cell>
        </table:table-row>
        <table:table-row table:style-name="ro1">
          <table:table-cell/>
          <table:table-cell office:value-type="float" office:value="0.960448325259701" calcext:value-type="float">
            <text:p>0,960448325259701</text:p>
          </table:table-cell>
          <table:table-cell office:value-type="float" office:value="0.526391412134965" calcext:value-type="float">
            <text:p>0,526391412134965</text:p>
          </table:table-cell>
        </table:table-row>
        <table:table-row table:style-name="ro1">
          <table:table-cell/>
          <table:table-cell office:value-type="float" office:value="0.774232944090678" calcext:value-type="float">
            <text:p>0,774232944090678</text:p>
          </table:table-cell>
          <table:table-cell office:value-type="float" office:value="0.150846743274747" calcext:value-type="float">
            <text:p>0,150846743274747</text:p>
          </table:table-cell>
        </table:table-row>
        <table:table-row table:style-name="ro1">
          <table:table-cell/>
          <table:table-cell office:value-type="float" office:value="0.237927058321274" calcext:value-type="float">
            <text:p>0,237927058321274</text:p>
          </table:table-cell>
          <table:table-cell office:value-type="float" office:value="0.00947563582444794" calcext:value-type="float">
            <text:p>0,009475635824448</text:p>
          </table:table-cell>
        </table:table-row>
        <table:table-row table:style-name="ro1">
          <table:table-cell/>
          <table:table-cell office:value-type="float" office:value="0.755595588807808" calcext:value-type="float">
            <text:p>0,755595588807808</text:p>
          </table:table-cell>
          <table:table-cell office:value-type="float" office:value="0.90067902859851" calcext:value-type="float">
            <text:p>0,90067902859851</text:p>
          </table:table-cell>
        </table:table-row>
        <table:table-row table:style-name="ro1">
          <table:table-cell/>
          <table:table-cell office:value-type="float" office:value="0.491254161898035" calcext:value-type="float">
            <text:p>0,491254161898035</text:p>
          </table:table-cell>
          <table:table-cell office:value-type="float" office:value="0.271737573393687" calcext:value-type="float">
            <text:p>0,271737573393687</text:p>
          </table:table-cell>
        </table:table-row>
        <table:table-row table:style-name="ro1">
          <table:table-cell/>
          <table:table-cell office:value-type="float" office:value="0.546489313226062" calcext:value-type="float">
            <text:p>0,546489313226062</text:p>
          </table:table-cell>
          <table:table-cell office:value-type="float" office:value="0.751977424605255" calcext:value-type="float">
            <text:p>0,751977424605255</text:p>
          </table:table-cell>
        </table:table-row>
        <table:table-row table:style-name="ro1">
          <table:table-cell/>
          <table:table-cell office:value-type="float" office:value="0.776902916456341" calcext:value-type="float">
            <text:p>0,776902916456341</text:p>
          </table:table-cell>
          <table:table-cell office:value-type="float" office:value="0.633131715196939" calcext:value-type="float">
            <text:p>0,633131715196939</text:p>
          </table:table-cell>
        </table:table-row>
        <table:table-row table:style-name="ro1">
          <table:table-cell/>
          <table:table-cell office:value-type="float" office:value="0.185684797538212" calcext:value-type="float">
            <text:p>0,185684797538212</text:p>
          </table:table-cell>
          <table:table-cell office:value-type="float" office:value="0.371282226783209" calcext:value-type="float">
            <text:p>0,371282226783209</text:p>
          </table:table-cell>
        </table:table-row>
        <table:table-row table:style-name="ro1">
          <table:table-cell/>
          <table:table-cell office:value-type="float" office:value="0.487978590447803" calcext:value-type="float">
            <text:p>0,487978590447803</text:p>
          </table:table-cell>
          <table:table-cell office:value-type="float" office:value="0.717333008315768" calcext:value-type="float">
            <text:p>0,7173330083157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22:54.921090526</meta:creation-date>
    <dc:date>2020-04-15T21:41:19.487833098</dc:date>
    <meta:editing-duration>PT4M1S</meta:editing-duration>
    <meta:editing-cycles>1</meta:editing-cycles>
    <meta:document-statistic meta:table-count="1" meta:cell-count="200" meta:object-count="0"/>
    <meta:generator>LibreOffice/6.0.7.3$Linux_X86_64 LibreOffice_project/00m0$Build-3</meta:generator>
  </office:meta>
</office:document-meta>
</file>